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athResolver.CachingPathResolver( PathResolver resolver , Generational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PathResolver.getQ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PathResolver.CachingPathResolver( 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thResolver.getJCRPath( Path q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